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4.834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2.749cm" fo:min-width="4.834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laimIT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act inheritance</text:p>
          </draw:text-box>
        </draw:frame>
        <draw:custom-shape draw:style-name="gr2" draw:text-style-name="P2" xml:id="id2" draw:id="id2" draw:layer="layout" svg:width="5.334cm" svg:height="2.032cm" svg:x="11.343cm" svg:y="8.249cm">
          <text:p text:style-name="P2">Admin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334cm" svg:height="2.032cm" svg:x="0.856cm" svg:y="11.546cm">
          <text:p text:style-name="P2">Regula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334cm" svg:height="2.032cm" svg:x="11.343cm" svg:y="4.964cm">
          <text:p text:style-name="P2">Mortal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334cm" svg:height="2.032cm" svg:x="7.643cm" svg:y="11.546cm">
          <text:p text:style-name="P2">Insurer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.334cm" svg:height="2.032cm" svg:x="21.86cm" svg:y="11.546cm">
          <text:p text:style-name="P2">MobileDevic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4.01cm" svg:y1="6.996cm" svg:x2="14.01cm" svg:y2="8.249cm" draw:start-shape="id1" draw:start-glue-point="2" draw:end-shape="id2" draw:end-glue-point="0" svg:d="M14010 6996v1253" svg:viewBox="0 0 1 1254">
          <text:p/>
        </draw:connector>
        <draw:connector draw:style-name="gr4" draw:text-style-name="P3" draw:layer="layout" svg:x1="14.01cm" svg:y1="10.281cm" svg:x2="10.31cm" svg:y2="11.546cm" draw:start-shape="id2" draw:start-glue-point="2" draw:end-shape="id3" svg:d="M14010 10281v633h-3700v632" svg:viewBox="0 0 3701 1266">
          <text:p/>
        </draw:connector>
        <draw:connector draw:style-name="gr4" draw:text-style-name="P3" draw:layer="layout" svg:x1="14.01cm" svg:y1="10.281cm" svg:x2="3.523cm" svg:y2="11.546cm" draw:start-shape="id2" draw:start-glue-point="2" draw:end-shape="id4" draw:end-glue-point="0" svg:d="M14010 10281v633h-10487v632" svg:viewBox="0 0 10488 1266">
          <text:p/>
        </draw:connector>
        <draw:custom-shape draw:style-name="gr2" draw:text-style-name="P2" xml:id="id5" draw:id="id5" draw:layer="layout" svg:width="5.334cm" svg:height="2.032cm" svg:x="14.556cm" svg:y="11.546cm">
          <text:p text:style-name="P2">MobileControlle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4.01cm" svg:y1="10.281cm" svg:x2="17.223cm" svg:y2="11.546cm" draw:start-shape="id2" draw:start-glue-point="2" draw:end-shape="id5" draw:end-glue-point="0" svg:d="M14010 10281v633h3213v632" svg:viewBox="0 0 3214 1266">
          <text:p/>
        </draw:connector>
        <draw:connector draw:style-name="gr4" draw:text-style-name="P3" draw:layer="layout" svg:x1="14.01cm" svg:y1="10.281cm" svg:x2="24.527cm" svg:y2="11.546cm" draw:start-shape="id2" draw:start-glue-point="2" draw:end-shape="id6" svg:d="M14010 10281v633h10517v632" svg:viewBox="0 0 10518 1266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act communications</text:p>
          </draw:text-box>
        </draw:frame>
        <draw:custom-shape draw:style-name="gr2" draw:text-style-name="P2" xml:id="id9" draw:id="id9" draw:layer="layout" svg:width="5.334cm" svg:height="2.032cm" svg:x="14.98cm" svg:y="12.7cm">
          <text:p text:style-name="P2">Insurer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5.334cm" svg:height="2.032cm" svg:x="14.98cm" svg:y="7.62cm">
          <text:p text:style-name="P2">MobileDevice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5.334cm" svg:height="2.032cm" svg:x="7.606cm" svg:y="7.62cm">
          <text:p text:style-name="P2">MobileController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94cm" svg:y1="8.636cm" svg:x2="14.98cm" svg:y2="8.636cm" draw:start-shape="id7" draw:start-glue-point="1" draw:end-shape="id8" svg:d="M12940 8636h2040" svg:viewBox="0 0 2041 1">
          <text:p/>
        </draw:connector>
        <draw:connector draw:style-name="gr4" draw:text-style-name="P3" draw:layer="layout" svg:x1="12.94cm" svg:y1="8.636cm" svg:x2="14.98cm" svg:y2="13.716cm" draw:start-shape="id7" draw:start-glue-point="1" draw:end-shape="id9" draw:end-glue-point="3" svg:d="M12940 8636h1020v5080h1020" svg:viewBox="0 0 2041 5081">
          <text:p/>
        </draw:connector>
        <draw:custom-shape draw:style-name="gr5" draw:text-style-name="P4" draw:layer="layout" svg:width="5.334cm" svg:height="2.999cm" svg:x="2.794cm" svg:y="11.479cm">
          <text:p text:style-name="P2"><text:span text:style-name="T1">Mobile claim registry</text:span></text:p>
          <draw:enhanced-geometry svg:viewBox="0 0 21600 21600" draw:mirror-horizontal="true" draw:type="line-callout-1" draw:modifiers="-8109.61574507966 -10303.2 -1012.18369259606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0:10:56.442500266</meta:creation-date>
    <dc:date>2017-05-26T10:33:27.783997169</dc:date>
    <meta:editing-duration>PT11M58S</meta:editing-duration>
    <meta:editing-cycles>3</meta:editing-cycles>
    <meta:generator>LibreOffice/5.1.6.2$Linux_X86_64 LibreOffice_project/10m0$Build-2</meta:generator>
    <meta:document-statistic meta:object-count="48"/>
  </office:meta>
</office:document-meta>
</file>